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9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4.939cm"/>
    </style:style>
    <style:style style:name="Tableau1.D" style:family="table-column">
      <style:table-column-properties style:column-width="5.671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4.20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3" style:family="paragraph" style:parent-style-name="Standard">
      <style:text-properties style:font-name="Arial1" fo:font-size="10pt" officeooo:rsid="00087c3c" officeooo:paragraph-rsid="011369ab" style:font-size-asian="10pt" style:font-size-complex="10pt"/>
    </style:style>
    <style:style style:name="P4" style:family="paragraph" style:parent-style-name="Standard">
      <style:text-properties style:font-name="Arial1" fo:font-size="10pt" officeooo:rsid="0007ca86" officeooo:paragraph-rsid="00d64cd0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d64cd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1369ab" officeooo:paragraph-rsid="011369ab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use-window-font-color="true" style:font-name="Arial1" fo:font-size="10pt" fo:font-weight="normal" officeooo:rsid="011ed532" officeooo:paragraph-rsid="011ed532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Arial1" fo:font-size="10pt" fo:font-weight="normal" officeooo:rsid="001eed6b" officeooo:paragraph-rsid="00a204e9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16" style:family="paragraph" style:parent-style-name="Standard">
      <style:text-properties style:use-window-font-color="true" style:font-name="Arial1" fo:font-size="10pt" fo:font-style="normal" fo:font-weight="normal" officeooo:rsid="00f6b261" officeooo:paragraph-rsid="00dec1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18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d64cd0" fo:background-color="transparent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0" style:family="paragraph" style:parent-style-name="Standard">
      <style:text-properties officeooo:paragraph-rsid="00dec163"/>
    </style:style>
    <style:style style:name="P21" style:family="paragraph" style:parent-style-name="Standard">
      <style:text-properties officeooo:paragraph-rsid="00087c3c"/>
    </style:style>
    <style:style style:name="P2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d64cd0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d64cd0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d64cd0" fo:background-color="transparent" style:font-size-asian="10pt" style:font-size-complex="10pt"/>
    </style:style>
    <style:style style:name="P25" style:family="paragraph" style:parent-style-name="Table_20_Contents">
      <style:text-properties style:font-name="Arial1" fo:font-size="10pt" officeooo:rsid="00825d4c" officeooo:paragraph-rsid="00d64cd0" fo:background-color="transparent" style:font-size-asian="10pt" style:font-size-complex="10pt"/>
    </style:style>
    <style:style style:name="P26" style:family="paragraph" style:parent-style-name="Table_20_Contents">
      <style:text-properties style:font-name="Arial1" fo:font-size="10pt" officeooo:rsid="00888dd3" officeooo:paragraph-rsid="00d64cd0" fo:background-color="transparent" style:font-size-asian="10pt" style:font-size-complex="10pt"/>
    </style:style>
    <style:style style:name="P27" style:family="paragraph" style:parent-style-name="Table_20_Contents">
      <style:text-properties style:font-name="Arial1" fo:font-size="10pt" officeooo:rsid="00a19262" officeooo:paragraph-rsid="00d64cd0" fo:background-color="transparent" style:font-size-asian="10pt" style:font-size-complex="10pt"/>
    </style:style>
    <style:style style:name="P28" style:family="paragraph" style:parent-style-name="Table_20_Contents">
      <style:text-properties style:font-name="Arial1" fo:font-size="10pt" officeooo:paragraph-rsid="00d64cd0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rsid="01196562" officeooo:paragraph-rsid="01196562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1217b66" officeooo:paragraph-rsid="01217b66" fo:background-color="transparent" style:font-size-asian="10pt" style:font-size-complex="10pt"/>
    </style:style>
    <style:style style:name="P31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2" style:family="paragraph" style:parent-style-name="Standard">
      <style:text-properties style:font-name="Arial1" fo:font-size="10pt" fo:font-weight="bold" officeooo:rsid="00087c3c" officeooo:paragraph-rsid="00a19262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1369ab" officeooo:paragraph-rsid="011369ab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29a123" officeooo:paragraph-rsid="0129a123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1942a1" officeooo:paragraph-rsid="00f87898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2d5b98" officeooo:paragraph-rsid="012d5b98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use-window-font-color="true" style:font-name="Arial1" fo:font-size="10pt" fo:font-weight="normal" officeooo:rsid="001eed6b" officeooo:paragraph-rsid="012f2b2b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f87898" officeooo:paragraph-rsid="011369ab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2d5b98" officeooo:paragraph-rsid="012d5b98" style:font-size-asian="10pt" style:font-size-complex="10pt"/>
    </style:style>
    <style:style style:name="P40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128a96d" fo:background-color="transparent" style:font-size-asian="10pt" style:font-style-asian="normal" style:font-weight-asian="normal" style:font-size-complex="10pt" style:text-emphasize="none"/>
    </style:style>
    <style:style style:name="P41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3" style:family="paragraph">
      <loext:graphic-properties draw:fill="solid" draw:fill-color="#cccccc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style:font-name="Arial1" fo:font-size="12pt" style:font-size-asian="12pt" style:font-size-complex="12pt"/>
    </style:style>
    <style:style style:name="P46" style:family="paragraph">
      <loext:graphic-properties draw:fill="solid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ca86" style:font-weight-asian="normal" style:font-weight-complex="normal"/>
    </style:style>
    <style:style style:name="T3" style:family="text">
      <style:text-properties fo:font-weight="normal" officeooo:rsid="00a19262" style:font-weight-asian="normal" style:font-weight-complex="normal"/>
    </style:style>
    <style:style style:name="T4" style:family="text">
      <style:text-properties fo:font-weight="normal" officeooo:rsid="00d98cf8" style:font-weight-asian="normal" style:font-weight-complex="normal"/>
    </style:style>
    <style:style style:name="T5" style:family="text">
      <style:text-properties fo:font-weight="normal" officeooo:rsid="00dec163" style:font-weight-asian="normal" style:font-weight-complex="normal"/>
    </style:style>
    <style:style style:name="T6" style:family="text">
      <style:text-properties fo:font-weight="normal" officeooo:rsid="00f5b67d" style:font-weight-asian="normal" style:font-weight-complex="normal"/>
    </style:style>
    <style:style style:name="T7" style:family="text">
      <style:text-properties fo:font-weight="normal" officeooo:rsid="0107d0ff" style:font-weight-asian="normal" style:font-weight-complex="normal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officeooo:rsid="012aa08a" fo:background-color="transparent" loext:char-shading-value="0" style:font-weight-asian="normal" style:font-weight-complex="normal"/>
    </style:style>
    <style:style style:name="T10" style:family="text">
      <style:text-properties fo:font-weight="normal" officeooo:rsid="012b64c2" fo:background-color="transparent" loext:char-shading-value="0" style:font-weight-asian="normal" style:font-weight-complex="normal"/>
    </style:style>
    <style:style style:name="T11" style:family="text">
      <style:text-properties fo:font-weight="normal" officeooo:rsid="012f2b2b" fo:background-color="transparent" loext:char-shading-value="0" style:font-weight-asian="normal" style:font-weight-complex="normal"/>
    </style:style>
    <style:style style:name="T12" style:family="text">
      <style:text-properties officeooo:rsid="011369ab"/>
    </style:style>
    <style:style style:name="T13" style:family="text">
      <style:text-properties fo:background-color="transparent" loext:char-shading-value="0"/>
    </style:style>
    <style:style style:name="T14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5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6" style:family="text">
      <style:text-properties style:use-window-font-color="true" style:font-name="Arial1" fo:font-size="10pt" fo:font-weight="normal" officeooo:rsid="00bf2c1a" fo:background-color="transparent" loext:char-shading-value="0" style:font-size-asian="10pt" style:font-weight-asian="normal" style:font-size-complex="10pt" style:font-weight-complex="normal"/>
    </style:style>
    <style:style style:name="T17" style:family="text">
      <style:text-properties style:font-name="Arial2"/>
    </style:style>
    <style:style style:name="T18" style:family="text">
      <style:text-properties style:font-name="Arial2" fo:font-size="10pt" officeooo:rsid="00baa73a" style:font-size-asian="10pt" style:font-size-complex="10pt"/>
    </style:style>
    <style:style style:name="T19" style:family="text">
      <style:text-properties style:font-name="Arial2" officeooo:rsid="00baa73a"/>
    </style:style>
    <style:style style:name="T20" style:family="text">
      <style:text-properties officeooo:rsid="0084e411"/>
    </style:style>
    <style:style style:name="T2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7ca86" style:font-size-asian="10pt" style:font-style-asian="normal" style:font-weight-asian="normal" style:font-size-complex="10pt" style:font-weight-complex="normal" style:text-emphasize="none"/>
    </style:style>
    <style:style style:name="T2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28a96d" style:font-size-asian="10pt" style:font-style-asian="normal" style:font-weight-asian="normal" style:font-size-complex="10pt" style:font-weight-complex="normal" style:text-emphasize="none"/>
    </style:style>
    <style:style style:name="T23" style:family="text">
      <style:text-properties officeooo:rsid="000c6bcc"/>
    </style:style>
    <style:style style:name="T24" style:family="text">
      <style:text-properties officeooo:rsid="0007ca86"/>
    </style:style>
    <style:style style:name="T25" style:family="text">
      <style:text-properties officeooo:rsid="000d80b4"/>
    </style:style>
    <style:style style:name="T26" style:family="text">
      <style:text-properties style:font-name="Arial1" fo:font-size="10pt" officeooo:rsid="00087c3c" style:font-size-asian="10pt" style:font-size-complex="10pt"/>
    </style:style>
    <style:style style:name="T27" style:family="text">
      <style:text-properties style:font-name="Arial1" fo:font-size="10pt" officeooo:rsid="00baa73a" style:font-size-asian="10pt" style:font-size-complex="10pt"/>
    </style:style>
    <style:style style:name="T28" style:family="text">
      <style:text-properties style:font-name="Arial1" fo:font-size="10pt" officeooo:rsid="00d98cf8" style:font-size-asian="10pt" style:font-size-complex="10pt"/>
    </style:style>
    <style:style style:name="T29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0" style:family="text">
      <style:text-properties style:font-name="Arial1" fo:font-size="10pt" fo:font-weight="normal" officeooo:rsid="00d98cf8" style:font-size-asian="10pt" style:font-weight-asian="normal" style:font-size-complex="10pt" style:font-weight-complex="normal"/>
    </style:style>
    <style:style style:name="T31" style:family="text">
      <style:text-properties style:font-name="Arial1" fo:font-size="10pt" fo:font-weight="normal" officeooo:rsid="00c09194" style:font-size-asian="10pt" style:font-weight-asian="normal" style:font-size-complex="10pt" style:font-weight-complex="normal"/>
    </style:style>
    <style:style style:name="T32" style:family="text">
      <style:text-properties officeooo:rsid="009e054c"/>
    </style:style>
    <style:style style:name="T33" style:family="text">
      <style:text-properties officeooo:rsid="00baa73a"/>
    </style:style>
    <style:style style:name="T34" style:family="text">
      <style:text-properties officeooo:rsid="01061886"/>
    </style:style>
    <style:style style:name="T35" style:family="text">
      <style:text-properties officeooo:rsid="011150aa"/>
    </style:style>
    <style:style style:name="T36" style:family="text">
      <style:text-properties officeooo:rsid="0128a96d"/>
    </style:style>
    <style:style style:name="T37" style:family="text">
      <style:text-properties officeooo:rsid="0007ca86" style:font-weight-complex="normal"/>
    </style:style>
    <style:style style:name="T38" style:family="text">
      <style:text-properties officeooo:rsid="0128a96d" style:font-weight-complex="normal"/>
    </style:style>
    <style:style style:name="T39" style:family="text">
      <style:text-properties officeooo:rsid="0128bfb0"/>
    </style:style>
    <style:style style:name="T40" style:family="text">
      <style:text-properties officeooo:rsid="012aa08a"/>
    </style:style>
    <style:style style:name="T41" style:family="text">
      <style:text-properties officeooo:rsid="012d5b98"/>
    </style:style>
    <style:style style:name="T42" style:family="text">
      <style:text-properties style:font-name="Arial1" fo:font-size="12pt" style:font-size-asian="12pt" style:font-size-complex="12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fill="solid" draw:fill-color="#cccccc" draw:textarea-horizontal-align="justify" draw:textarea-vertical-align="middle" draw:auto-grow-height="false" fo:min-height="7.673cm" fo:min-width="12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="solid" draw:fill-color="#ffffff" draw:textarea-horizontal-align="justify" draw:textarea-vertical-align="middle" draw:auto-grow-height="false" fo:min-height="12.621cm" fo:min-width="16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T P<text:span text:style-name="T32">acman</text:span></text:p>
      <text:p text:style-name="P7"/>
      <text:p text:style-name="P7"/>
      <text:p text:style-name="P7"><draw:frame draw:style-name="fr1" draw:name="Cadre7" text:anchor-type="paragraph" svg:x="0.034cm" svg:y="0.233cm" svg:width="17.082cm" draw:z-index="4"><draw:text-box fo:min-height="0.79cm"><text:p text:style-name="P8">FICHE DE SPÉCIFICATION DE L’US N° : <text:span text:style-name="T34">439</text:span></text:p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22">Historique des modifications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5">version</text:p>
          </table:table-cell>
          <table:table-cell table:style-name="Tableau1.B2" office:value-type="string">
            <text:p text:style-name="P25">Date</text:p>
          </table:table-cell>
          <table:table-cell table:style-name="Tableau1.C2" office:value-type="string">
            <text:p text:style-name="P25">Auteur de la modification</text:p>
          </table:table-cell>
          <table:table-cell table:style-name="Tableau1.D2" office:value-type="string">
            <text:p text:style-name="P25">statut<text:note text:id="ftn1" text:note-class="footnote"><text:note-citation>1</text:note-citation><text:note-body><text:p text:style-name="P31">Les modalités du statut sont : validé EPS, accepté EPI, fini</text:p></text:note-body></text:note></text:p>
          </table:table-cell>
        </table:table-row>
        <table:table-row>
          <table:table-cell table:style-name="Tableau1.A2" office:value-type="string">
            <text:p text:style-name="P25">00</text:p>
          </table:table-cell>
          <table:table-cell table:style-name="Tableau1.B3" office:value-type="string">
            <text:p text:style-name="P26"><text:span text:style-name="T36">14</text:span>/0<text:span text:style-name="T36">3</text:span>/201<text:span text:style-name="T36">9</text:span></text:p>
          </table:table-cell>
          <table:table-cell table:style-name="Tableau1.C3" office:value-type="string">
            <text:p text:style-name="P26">GC</text:p>
          </table:table-cell>
          <table:table-cell table:style-name="Tableau1.D3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0">01</text:p>
          </table:table-cell>
          <table:table-cell table:style-name="Tableau1.B4" office:value-type="string">
            <text:p text:style-name="P12"/>
          </table:table-cell>
          <table:table-cell table:style-name="Tableau1.C4" office:value-type="string">
            <text:p text:style-name="P12"/>
          </table:table-cell>
          <table:table-cell table:style-name="Tableau1.D4" office:value-type="string">
            <text:p text:style-name="P12"/>
          </table:table-cell>
        </table:table-row>
      </table:table>
      <text:p text:style-name="P4"><draw:frame draw:style-name="fr1" draw:name="Cadre2" text:anchor-type="paragraph" svg:x="0.018cm" svg:y="0.37cm" svg:width="17.03cm" draw:z-index="3"><draw:text-box fo:min-height="0.79cm"><text:p text:style-name="P21"><text:span text:style-name="T26">FONCTIONNALIT</text:span><text:span text:style-name="T29">É : </text:span><text:span text:style-name="T21">Sélectionner </text:span><text:span text:style-name="T22">toutes</text:span><text:span text:style-name="T21"> </text:span><text:span text:style-name="T22">l</text:span><text:span text:style-name="T21">es modalités </text:span><text:span text:style-name="T22">d’une hiérarchie</text:span></text:p><text:p text:style-name="P13"/></draw:text-box></draw:frame><draw:frame draw:style-name="fr1" draw:name="Cadre8" text:anchor-type="paragraph" svg:x="-0.019cm" svg:y="1.743cm" svg:width="17.014cm" draw:z-index="5"><draw:text-box fo:min-height="0.79cm"><text:p text:style-name="P1"><text:span text:style-name="T25">PROFIL</text:span> D'UTILISAT<text:span text:style-name="T25">EURS</text:span> CONCERN<text:span text:style-name="T2">É : </text:span><text:span text:style-name="T3">Consultant</text:span></text:p></draw:text-box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4"/>
            <text:p text:style-name="P23">Description</text:p>
            <text:p text:style-name="P24"/>
          </table:table-cell>
          <table:covered-table-cell/>
        </table:table-row>
        <table:table-row>
          <table:table-cell table:style-name="Tableau2.A2" office:value-type="string">
            <text:p text:style-name="P28">En tant que</text:p>
          </table:table-cell>
          <table:table-cell table:style-name="Tableau2.B4" office:value-type="string">
            <text:p text:style-name="P27">consultant</text:p>
          </table:table-cell>
        </table:table-row>
        <table:table-row>
          <table:table-cell table:style-name="Tableau2.A2" office:value-type="string">
            <text:p text:style-name="P28">Je veux</text:p>
          </table:table-cell>
          <table:table-cell table:style-name="Tableau2.B4" office:value-type="string">
            <text:p text:style-name="P40"><text:span text:style-name="T38">s</text:span><text:span text:style-name="T37">électionner </text:span><text:span text:style-name="T38">toutes</text:span><text:span text:style-name="T37"> </text:span><text:span text:style-name="T38">l</text:span><text:span text:style-name="T37">es modalités </text:span><text:span text:style-name="T38">d’une hiérarchie</text:span></text:p>
          </table:table-cell>
        </table:table-row>
        <table:table-row>
          <table:table-cell table:style-name="Tableau2.A2" office:value-type="string">
            <text:p text:style-name="P28">Afin de/<text:span text:style-name="T20">que</text:span></text:p>
          </table:table-cell>
          <table:table-cell table:style-name="Tableau2.B4" office:value-type="string">
            <text:p text:style-name="P18">faciliter le choix des modalités du tableau à afficher</text:p>
          </table:table-cell>
        </table:table-row>
      </table:table>
      <text:p text:style-name="P6"><draw:frame draw:style-name="fr1" draw:name="Cadre1" text:anchor-type="paragraph" svg:x="0.018cm" svg:y="0.273cm" svg:width="17.03cm" draw:z-index="11"><draw:text-box fo:min-height="0.79cm"><text:p text:style-name="P20"><text:span text:style-name="T18">É</text:span><text:span text:style-name="T27">CRAN </text:span><text:span text:style-name="T28">DE D</text:span><text:span text:style-name="T29">É</text:span><text:span text:style-name="T30">PART</text:span><text:span text:style-name="T29"> : </text:span><text:span text:style-name="T31">S</text:span><text:span text:style-name="T16">élection des modalités de dimensions/affichage du tableau</text:span></text:p></draw:text-box></draw:frame><draw:frame draw:style-name="fr1" draw:name="Cadre11" text:anchor-type="paragraph" svg:x="0.044cm" svg:y="1.374cm" svg:width="17.03cm" draw:z-index="13"><draw:text-box fo:min-height="0.79cm"><text:p text:style-name="P20"><text:span text:style-name="T18">É</text:span><text:span text:style-name="T27">CRAN </text:span><text:span text:style-name="T28">D’ARRIV</text:span><text:span text:style-name="T29">É</text:span><text:span text:style-name="T30">E</text:span><text:span text:style-name="T29"> : </text:span><text:span text:style-name="T31">S</text:span><text:span text:style-name="T16">élection des modalités de dimensions/affichage du tableau</text:span></text:p></draw:text-box></draw:frame><draw:frame draw:style-name="fr1" draw:name="Cadre10" text:anchor-type="paragraph" svg:x="0.044cm" svg:y="2.521cm" svg:width="17.014cm" draw:z-index="12"><draw:text-box fo:min-height="0.79cm"><text:p text:style-name="P2"><text:span text:style-name="T33">ZONE DE L’ </text:span><text:span text:style-name="T19">É</text:span><text:span text:style-name="T33">CRAN DE D</text:span><text:span text:style-name="T2">É</text:span><text:span text:style-name="T4">PART</text:span><text:span text:style-name="T2"> : </text:span><text:span text:style-name="T6">Fenêtre</text:span><text:span text:style-name="T5"> </text:span><text:span text:style-name="T7">du choix des modalités pour une dimension</text:span></text:p></draw:text-box></draw:frame><draw:frame draw:style-name="fr1" draw:name="Cadre12" text:anchor-type="paragraph" svg:x="0.071cm" svg:y="3.567cm" svg:width="17.014cm" draw:z-index="14"><draw:text-box fo:min-height="0.79cm"><text:p text:style-name="P3"><text:span text:style-name="T33">ZONE DE L’ </text:span><text:span text:style-name="T19">É</text:span><text:span text:style-name="T33">CRAN D’ARRIV</text:span><text:span text:style-name="T2">É</text:span><text:span text:style-name="T4">E</text:span><text:span text:style-name="T2"> : </text:span><text:span text:style-name="T6">Fenêtre</text:span><text:span text:style-name="T5"> </text:span><text:span text:style-name="T7">du choix des modalités pour une dimension</text:span></text:p></draw:text-box></draw:frame></text:p>
      <text:p text:style-name="P6"/>
      <text:p text:style-name="P7">SPÉCIFICATIONS DÉTAILLÉES</text:p>
      <text:p text:style-name="P6"><draw:frame draw:style-name="fr2" draw:name="Cadre4" text:anchor-type="paragraph" svg:x="0.263cm" svg:y="0.4cm" svg:width="16.923cm" draw:z-index="6"><draw:text-box fo:min-height="3.477cm"><text:p text:style-name="P1"><text:span text:style-name="T1">Pré-requis à la mise en œuvre de la fonctionnalité</text:span><text:span text:style-name="T2"> : </text:span></text:p><text:p text:style-name="P16">L’utilisateur a choisi <text:span text:style-name="T12">la dimension pour sélectionner les modalités à afficher dans le tableau</text:span>.</text:p></draw:text-box></draw:frame></text:p>
      <text:p text:style-name="P6"><draw:frame draw:style-name="fr2" draw:name="Cadre3" text:anchor-type="paragraph" svg:x="0.206cm" svg:y="3.755cm" svg:width="16.953cm" draw:z-index="9"><draw:text-box fo:min-height="2.738cm"><text:p text:style-name="P9">Liste des r<text:span text:style-name="T23">è</text:span>gles de gestion à appliquer pour cette fonctionnalité<text:span text:style-name="T24"> : </text:span></text:p><text:p text:style-name="P15"/></draw:text-box></draw:frame></text:p>
      <text:p text:style-name="P5"><draw:frame draw:style-name="fr3" draw:name="Cadre9" text:anchor-type="paragraph" svg:x="0.226cm" svg:y="22.158cm" svg:width="16.974cm" draw:z-index="10"><draw:text-box fo:min-height="0.669cm"><text:p text:style-name="P10"><text:span text:style-name="T24">C</text:span><text:span text:style-name="T13">ritère d’acceptation – Jeux de test </text:span><text:span text:style-name="T14">(</text:span><text:span text:style-name="T15">y c.</text:span><text:span text:style-name="T14"> d</text:span><text:span text:style-name="T15">é</text:span><text:span text:style-name="T14">finition de prêt)</text:span></text:p><text:p text:style-name="P37">L<text:span text:style-name="T35">es modalités ont été notamment sélectionnées par hiérarchie.</text:span></text:p><text:p text:style-name="P17"/></draw:text-box></draw:frame><draw:frame draw:style-name="fr2" draw:name="Cadre6" text:anchor-type="paragraph" svg:x="0.252cm" svg:y="20.045cm" svg:width="16.974cm" draw:z-index="7"><draw:text-box fo:min-height="0.669cm"><text:p text:style-name="P9">Résultat attendu de la fonctionnalité<text:span text:style-name="T24"> : </text:span></text:p><text:p text:style-name="P14">L<text:span text:style-name="T35">es modalités ont été notamment sélectionnées par hiérarchie.</text:span></text:p></draw:text-box></draw:frame><draw:frame draw:style-name="fr2" draw:name="Cadre5" text:anchor-type="paragraph" svg:x="0.347cm" svg:y="0.547cm" svg:width="16.974cm" draw:z-index="8"><draw:text-box fo:min-height="14.97cm"><text:p text:style-name="P32">Description de la fonctionnalité :</text:p><text:p text:style-name="P11"><text:span text:style-name="T39">Juste a</text:span>u-dess<text:span text:style-name="T39">o</text:span>us du menu déroulant des modalités <text:span text:style-name="T40">et au-dessus du bouton « Sélectionner tout »</text:span>, figure <text:span text:style-name="T39">un bouton « Sélectionner par hiérarchie »</text:span>.</text:p><text:p text:style-name="P11"/><text:p text:style-name="P34">Lorsque l’utilisateur clique sur lui, une nouvelle fenêtre s’ouvre proposant la liste des hiérarchies de la dimension choisie, avec une case à cocher devant chacun d’elles. <text:span text:style-name="T41">L’intitulé de cette fenêtre est « Choisissez une ou des hiérarchie(s) »</text:span></text:p><text:p text:style-name="P11"/><text:p text:style-name="P38"><text:span text:style-name="T9">Sous la liste figurent les boutons « Annuler » et « OK ». </text:span><text:span text:style-name="T10">Si l’utilisateur clique sur « Annuler », la fenêtre se ferme et l’utilisateur accède à nouveau à la fenêtre du choix des modalités, sans changement par rapport à la liste déjà choisie auparavant.</text:span></text:p><text:p text:style-name="P38"><text:span text:style-name="T10"/></text:p><text:p text:style-name="P39"><text:span text:style-name="T10">S</text:span><text:span text:style-name="T8">i l’utilisateur a coché une ou plusieurs hiérarchie</text:span><text:span text:style-name="T11">(</text:span><text:span text:style-name="T8">s</text:span><text:span text:style-name="T11">)</text:span><text:span text:style-name="T8">, en cliquant sur le bouton « OK »,</text:span><text:span text:style-name="T10"> la fenêtre se ferme et l’utilisateur accède à nouveau à la fenêtre du choix des modalités </text:span><text:span text:style-name="T8">dont toutes celles appartenant aux hiérarchies cochées</text:span><text:span text:style-name="T10"> </text:span><text:span text:style-name="T8">sont à présent sélectionnées. Si d’autres modalités étaient sélectionnées auparavant, elles le restent.</text:span></text:p><text:p text:style-name="P35"/><text:p text:style-name="P36">Lorsque l’utilisateur accède à nouveau à la fenêtre de sélection des hiérarchies, les cases ne sont plus cochées. L’utilisateur peut à nouveau cocher les cases qu’il souhaite pour sélectionner les modalités selon les hiérarchies choisies.</text:p></draw:text-box></draw:frame><text:soft-page-break/></text:p>
      <text:p text:style-name="P41"><draw:custom-shape text:anchor-type="paragraph" draw:z-index="0" draw:name="Forme2" draw:style-name="gr1" draw:text-style-name="P43" svg:width="12.463cm" svg:height="7.674cm" svg:x="8.497cm" svg:y="5.138cm"><text:p/><draw:enhanced-geometry svg:viewBox="0 0 21600 21600" draw:type="rectangle" draw:enhanced-path="M 0 0 L 21600 0 21600 21600 0 21600 0 0 Z N"/></draw:custom-shape><draw:frame text:anchor-type="paragraph" draw:z-index="1" draw:name="Forme3" draw:style-name="gr2" draw:text-style-name="P45" svg:width="11.563cm" svg:height="2.7cm" svg:x="8.999cm" svg:y="7.705cm"><draw:text-box><text:p text:style-name="P44"><text:span text:style-name="T42">L’importation des données a été réalisée avec succès.</text:span></text:p><text:p text:style-name="P44"><text:span text:style-name="T42">Le fichier d’import contient yyyy lignes.</text:span></text:p><text:p text:style-name="P44"><text:span text:style-name="T42">xxxx lignes du fichier d’import ont été intégrées dans la base de données.</text:span></text:p></draw:text-box></draw:frame><draw:custom-shape text:anchor-type="paragraph" draw:z-index="2" draw:name="Forme2" draw:style-name="gr3" draw:text-style-name="P46" svg:width="16.299cm" svg:height="12.621cm" svg:x="8.087cm" svg:y="3.851cm"><text:p/><draw:enhanced-geometry svg:viewBox="0 0 21600 21600" draw:type="rectangle" draw:enhanced-path="M 0 0 L 21600 0 21600 21600 0 21600 0 0 Z N"/></draw:custom-shape></text:p>
      <text:p text:style-name="P42">ANNEXE DE PR<text:span text:style-name="T17">É</text:span>SENTATION DES DONN<text:span text:style-name="T17">ÉES DE TEST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8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14T16:12:35.781000000</dc:date>
    <meta:editing-duration>P2DT13H6M23S</meta:editing-duration>
    <meta:editing-cycles>235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40" meta:word-count="397" meta:character-count="2530" meta:non-whitespace-character-count="2169"/>
  </office:meta>
</office:document-meta>
</file>